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Bad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Bad"/>
        <table:table-column table:style-name="co2" table:default-cell-style-name="ce2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1" office:value-type="string" calcext:value-type="string">
            <text:p>topic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finish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1 <text:s/>basics</text:p>
          </table:table-cell>
          <table:table-cell table:style-name="Bad"/>
          <table:table-cell table:style-name="ce2" office:value-type="string" calcext:value-type="string">
            <text:p>29/1</text:p>
          </table:table-cell>
          <table:table-cell table:style-name="ce2" office:value-type="float" office:value="2" calcext:value-type="float">
            <text:p>2</text:p>
          </table:table-cell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2 <text:s/>sorting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3 <text:s/>array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4 <text:s/>b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5 <text:s/>string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6 <text:s/>linked list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7 <text:s/>recursion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8 <text:s/>bit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9 <text:s/>stack and que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0 <text:s/>two-ptr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1 <text:s/>heap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2 <text:s/>greedy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3 <text:s/>binary tree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4 <text:s/>bst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5 <text:s/>graph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6 <text:s/>dp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>
          <table:table-cell/>
          <table:table-cell office:value-type="string" calcext:value-type="string">
            <text:p>17 <text:s/>trie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</table:table-row>
        <table:table-row table:style-name="ro1" table:number-rows-repeated="104853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8:42:03.698382428</meta:creation-date>
    <dc:date>2024-01-29T18:58:25.942732729</dc:date>
    <meta:editing-duration>PT16M22S</meta:editing-duration>
    <meta:editing-cycles>1</meta:editing-cycles>
    <meta:document-statistic meta:table-count="1" meta:cell-count="23" meta:object-count="0"/>
    <meta:generator>LibreOffice/7.6.4.1$Linux_X86_64 LibreOffice_project/60$Build-1</meta:generator>
  </office:meta>
</office:document-meta>
</file>